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Verdana"/>
    <style:font-face style:name="Consolas" svg:font-family="Consolas, 'Courier New', monospace"/>
    <style:font-face style:name="Garamond" svg:font-family="Garamond, Baskerville, 'Times New Roman', serif"/>
    <style:font-face style:name="Georgia" svg:font-family="Georgia, Cambria, 'Times New Roman', Times, serif"/>
    <style:font-face style:name="Georgia1" svg:font-family="Georgia, serif"/>
    <style:font-face style:name="Helvetica" svg:font-family="Helvetica, Arial, sans-serif"/>
    <style:font-face style:name="Open Sans" svg:font-family="'Open Sans'"/>
    <style:font-face style:name="OpenSymbol" svg:font-family="OpenSymbol"/>
    <style:font-face style:name="Roboto" svg:font-family="Roboto, Arial, sans-serif"/>
    <style:font-face style:name="Roboto1" svg:font-family="Roboto, Helvetica, Arial, sans-serif"/>
    <style:font-face style:name="Rokkitt" svg:font-family="Rokkitt"/>
    <style:font-face style:name="dineng" svg:font-family="dineng, arial, sans-serif"/>
    <style:font-face style:name="dinweb" svg:font-family="dinweb, sans-serif"/>
    <style:font-face style:name="" svg:font-family=""/>
    <style:font-face style:name="Arial1" svg:font-family="Arial" style:font-family-generic="swiss"/>
    <style:font-face style:name="Arial,Italic" svg:font-family="'Arial,Italic'" style:font-family-generic="swiss"/>
    <style:font-face style:name="CMR12" svg:font-family="CMR12" style:font-family-generic="swiss"/>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start" style:justify-single-word="false" fo:orphans="2" fo:widows="2" fo:text-indent="0cm" style:auto-text-indent="false"/>
    </style:style>
    <style:style style:name="P2" style:family="paragraph" style:parent-style-name="Standard">
      <style:paragraph-properties fo:margin-left="0cm" fo:margin-right="0cm" fo:line-height="150%" fo:text-align="justify" style:justify-single-word="false" fo:orphans="2" fo:widows="2" fo:text-indent="0cm" style:auto-text-indent="false"/>
    </style:style>
    <style:style style:name="P3" style:family="paragraph" style:parent-style-name="Standard">
      <style:paragraph-properties fo:margin-left="0cm" fo:margin-right="0cm" fo:line-height="150%" fo:text-align="start" style:justify-single-word="false" fo:orphans="2" fo:widows="2" fo:text-indent="0cm" style:auto-text-indent="false"/>
      <style:text-properties style:font-name="Times New Roman" fo:font-size="12pt" style:font-size-asian="12pt" style:font-size-complex="12pt"/>
    </style:style>
    <style:style style:name="P4" style:family="paragraph" style:parent-style-name="Standard">
      <style:paragraph-properties fo:margin-left="0cm" fo:margin-right="0cm" fo:line-height="150%" fo:text-align="justify" style:justify-single-word="false" fo:orphans="2" fo:widows="2" fo:text-indent="0cm" style:auto-text-indent="false"/>
      <style:text-properties style:font-name="Times New Roman" fo:font-size="12pt" style:font-size-asian="12pt" style:font-size-complex="12pt"/>
    </style:style>
    <style:style style:name="P5" style:family="paragraph" style:parent-style-name="Standard">
      <style:paragraph-properties fo:margin-left="0cm" fo:margin-right="0cm" fo:line-height="150%" fo:text-align="start" style:justify-single-word="false" fo:orphans="2" fo:widows="2" fo:text-indent="0cm" style:auto-text-indent="false"/>
      <style:text-properties fo:color="#000000" style:font-name="Times New Roman" fo:font-size="12pt" style:font-size-asian="12pt" style:font-size-complex="12pt"/>
    </style:style>
    <style:style style:name="P6" style:family="paragraph" style:parent-style-name="Standard">
      <style:paragraph-properties fo:margin-left="0cm" fo:margin-right="0cm" fo:line-height="150%" fo:text-align="justify" style:justify-single-word="false" fo:orphans="2" fo:widows="2" fo:text-indent="0cm" style:auto-text-indent="false"/>
      <style:text-properties fo:color="#000000" style:font-name="Times New Roman" fo:font-size="12pt" style:font-size-asian="12pt" style:font-size-complex="12pt"/>
    </style:style>
    <style:style style:name="P7" style:family="paragraph" style:parent-style-name="Standard">
      <style:paragraph-properties fo:margin-left="0cm" fo:margin-right="0cm" fo:line-height="150%" fo:text-align="center" style:justify-single-word="false" fo:orphans="2" fo:widows="2" fo:text-indent="0cm" style:auto-text-indent="false"/>
      <style:text-properties fo:color="#000000" style:font-name="Times New Roman" fo:font-size="12pt" style:font-size-asian="12pt" style:font-size-complex="12pt"/>
    </style:style>
    <style:style style:name="P8" style:family="paragraph" style:parent-style-name="Standard">
      <style:paragraph-properties fo:margin-left="0cm" fo:margin-right="0cm" fo:line-height="150%" fo:text-align="start" style:justify-single-word="false" fo:orphans="2" fo:widows="2" fo:text-indent="0cm" style:auto-text-indent="false"/>
      <style:text-properties fo:color="#000000"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line-height="150%" fo:text-align="center" style:justify-single-word="false" fo:orphans="2" fo:widows="2" fo:text-indent="0cm" style:auto-text-indent="false"/>
      <style:text-properties fo:color="#000000" style:font-name="Times New Roman" fo:font-size="16pt" style:font-size-asian="16pt" style:font-size-complex="16pt"/>
    </style:style>
    <style:style style:name="P10" style:family="paragraph" style:parent-style-name="Standard">
      <style:paragraph-properties fo:margin-left="0cm" fo:margin-right="0cm" fo:line-height="150%" fo:text-align="center" style:justify-single-word="false" fo:orphans="2" fo:widows="2" fo:text-indent="0cm" style:auto-text-indent="false"/>
      <style:text-properties fo:color="#000000" style:font-name="Times New Roman" fo:font-size="15pt" style:font-size-asian="15pt" style:font-size-complex="15pt"/>
    </style:style>
    <style:style style:name="P11" style:family="paragraph" style:parent-style-name="Standard">
      <style:paragraph-properties fo:margin-left="0cm" fo:margin-right="0cm" fo:line-height="150%" fo:text-align="end" style:justify-single-word="false" fo:orphans="2" fo:widows="2" fo:text-indent="0cm" style:auto-text-indent="false"/>
      <style:text-properties fo:color="#000000" style:font-name="Times New Roman" fo:font-size="15pt" style:font-size-asian="15pt" style:font-size-complex="15pt"/>
    </style:style>
    <style:style style:name="P12" style:family="paragraph" style:parent-style-name="Standard">
      <style:paragraph-properties fo:margin-left="0cm" fo:margin-right="0cm" fo:line-height="150%" fo:text-align="center" style:justify-single-word="false" fo:orphans="2" fo:widows="2" fo:text-indent="0cm" style:auto-text-indent="false"/>
      <style:text-properties fo:color="#000000" style:font-name="Times New Roman" fo:font-size="15pt" fo:font-weight="bold" style:font-size-asian="15pt" style:font-weight-asian="bold" style:font-size-complex="15pt" style:font-weight-complex="bold"/>
    </style:style>
    <style:style style:name="P13" style:family="paragraph" style:parent-style-name="Standard">
      <style:paragraph-properties fo:margin-left="0cm" fo:margin-right="0cm" fo:line-height="150%" fo:text-align="justify" style:justify-single-word="false" fo:orphans="2" fo:widows="2" fo:text-indent="0cm" style:auto-text-indent="false"/>
      <style:text-properties fo:color="#000000"/>
    </style:style>
    <style:style style:name="P14" style:family="paragraph" style:parent-style-name="Standard">
      <style:paragraph-properties fo:margin-left="0cm" fo:margin-right="0cm" fo:line-height="150%" fo:text-align="start" style:justify-single-word="false" fo:orphans="2" fo:widows="2" fo:text-indent="0cm" style:auto-text-indent="false"/>
      <style:text-properties fo:color="#000000" fo:font-weight="normal" style:font-weight-asian="normal" style:font-weight-complex="normal"/>
    </style:style>
    <style:style style:name="P15" style:family="paragraph" style:parent-style-name="Standard">
      <style:paragraph-properties fo:margin-left="0cm" fo:margin-right="0cm" fo:line-height="150%" fo:text-align="justify" style:justify-single-word="false" fo:orphans="2" fo:widows="2" fo:text-indent="0cm" style:auto-text-indent="false" fo:break-before="page"/>
      <style:text-properties fo:color="#000000" style:font-name="Times New Roman" fo:font-size="12pt" style:font-size-asian="12pt" style:font-size-complex="12pt"/>
    </style:style>
    <style:style style:name="P16" style:family="paragraph" style:parent-style-name="Text_20_body">
      <style:paragraph-properties fo:margin-left="0cm" fo:margin-right="0cm" fo:line-height="150%" fo:text-align="start" style:justify-single-word="false" fo:orphans="2" fo:widows="2" fo:text-indent="0cm" style:auto-text-indent="false"/>
      <style:text-properties fo:color="#000000" style:text-outline="false" style:text-line-through-style="none" style:font-name="Times New Roman" fo:font-size="12pt" fo:letter-spacing="normal"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17" style:family="paragraph" style:parent-style-name="Text_20_body">
      <style:paragraph-properties fo:margin-left="0cm" fo:margin-right="0cm" fo:line-height="150%" fo:text-align="start" style:justify-single-word="false" fo:orphans="2" fo:widows="2" fo:text-indent="0cm" style:auto-text-indent="false"/>
    </style:style>
    <style:style style:name="T1" style:family="text">
      <style:text-properties fo:font-variant="normal" fo:text-transform="none"/>
    </style:style>
    <style:style style:name="T2" style:family="text">
      <style:text-properties fo:font-variant="normal" fo:text-transform="none" fo:color="#000000" style:text-outline="false" style:text-line-through-style="none" fo:letter-spacing="normal"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 style:family="text">
      <style:text-properties fo:font-variant="normal" fo:text-transform="none" fo:color="#000000" style:text-outline="false" style:text-line-through-style="none" fo:letter-spacing="normal" fo:font-style="italic" fo:text-shadow="none" style:text-underline-style="none" fo:font-weight="normal" style:letter-kerning="true" style:font-name-asian="Arial1" style:font-style-asian="italic" style:font-weight-asian="normal" style:font-name-complex="Arial1" style:font-style-complex="italic" style:font-weight-complex="normal" style:text-emphasize="none" style:text-overline-style="none" style:text-overline-color="font-color"/>
    </style:style>
    <style:style style:name="T4" style:family="text">
      <style:text-properties fo:font-variant="normal" fo:text-transform="none" fo:color="#000000" style:text-outline="false" style:text-line-through-style="none" style:font-name="Times New Roman" fo:font-size="12pt" fo:letter-spacing="normal"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T5" style:family="text">
      <style:text-properties fo:font-variant="normal" fo:text-transform="none" fo:color="#000000" style:text-outline="false" style:text-line-through-style="none" style:font-name="Times New Roman" fo:font-size="12pt" fo:letter-spacing="normal" fo:font-style="normal" fo:text-shadow="none" style:text-underline-style="none" fo:font-weight="normal" style:letter-kerning="true" fo:background-color="transparent"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T6" style:family="text">
      <style:text-properties fo:font-variant="normal" fo:text-transform="none" fo:color="#000000" style:text-outline="false" style:text-line-through-style="none" style:font-name="Times New Roman" fo:font-size="12pt" fo:letter-spacing="normal" fo:font-style="normal" fo:text-shadow="none" style:text-underline-style="none" fo:font-weight="normal" style:letter-kerning="true" style:font-name-asian="" style:font-size-asian="12pt" style:font-style-asian="normal" style:font-weight-asian="normal" style:font-name-complex="" style:font-size-complex="12pt" style:font-style-complex="normal" style:font-weight-complex="normal" style:text-emphasize="none" style:text-overline-style="none" style:text-overline-color="font-color"/>
    </style:style>
    <style:style style:name="T7" style:family="text">
      <style:text-properties fo:font-variant="normal" fo:text-transform="none" fo:color="#000000" style:text-outline="false" style:text-line-through-style="none" style:font-name="Times New Roman" fo:font-size="12pt" fo:letter-spacing="normal" fo:font-style="italic" fo:text-shadow="none" style:text-underline-style="none" fo:font-weight="normal" style:letter-kerning="true" style:text-blinking="false" fo:background-color="transparent" style:font-name-asian="Arial1" style:font-size-asian="12pt" style:font-style-asian="italic" style:font-weight-asian="normal" style:font-name-complex="Arial1" style:font-size-complex="12pt" style:font-style-complex="italic" style:font-weight-complex="normal" style:text-emphasize="none" style:text-overline-style="none" style:text-overline-color="font-color"/>
    </style:style>
    <style:style style:name="T8" style:family="text">
      <style:text-properties fo:font-variant="normal" fo:text-transform="none" fo:color="#000000" style:text-outline="false" style:text-line-through-style="none" style:font-name="Times New Roman" fo:font-size="12pt" fo:letter-spacing="normal" fo:font-style="italic" fo:text-shadow="none" style:text-underline-style="none" fo:font-weight="normal" style:letter-kerning="true" style:font-name-asian="Arial1" style:font-size-asian="12pt" style:font-style-asian="italic" style:font-weight-asian="normal" style:font-name-complex="Arial1" style:font-size-complex="12pt" style:font-style-complex="italic" style:font-weight-complex="normal" style:text-emphasize="none" style:text-overline-style="none" style:text-overline-color="font-color"/>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2" style:family="text">
      <style:text-properties fo:font-variant="normal" fo:text-transform="none" fo:color="#000000" style:font-name="Times New Roman" fo:font-size="12pt" fo:letter-spacing="normal" fo:font-style="italic" fo:font-weight="normal" style:font-size-asian="12pt" style:font-weight-asian="normal" style:font-size-complex="12pt" style:font-weight-complex="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letter-spacing="normal" fo:font-style="normal" fo:font-weight="normal" style:font-name-asian="" style:font-name-complex=""/>
    </style:style>
    <style:style style:name="T15" style:family="text">
      <style:text-properties fo:font-variant="normal" fo:text-transform="none" fo:color="#000000" fo:letter-spacing="normal" fo:font-style="normal" fo:font-weight="normal" style:font-name-asian="Arial1" style:font-name-complex="Arial1"/>
    </style:style>
    <style:style style:name="T16" style:family="text">
      <style:text-properties fo:font-variant="normal" fo:text-transform="none" fo:color="#000000" fo:letter-spacing="normal" fo:font-style="normal" fo:font-weight="normal" style:font-name-asian="Arial1" style:font-weight-asian="normal" style:font-name-complex="Arial1" style:font-weight-complex="normal"/>
    </style:style>
    <style:style style:name="T17" style:family="text">
      <style:text-properties fo:font-variant="normal" fo:text-transform="none" fo:color="#000000" fo:letter-spacing="normal" fo:font-style="normal" fo:font-weight="normal" fo:background-color="transparent" style:font-weight-asian="normal" style:font-weight-complex="normal"/>
    </style:style>
    <style:style style:name="T18" style:family="text">
      <style:text-properties fo:font-variant="normal" fo:text-transform="none" fo:color="#000000" fo:letter-spacing="normal" fo:font-style="normal" fo:font-weight="normal" style:font-weight-asian="normal" style:font-weight-complex="normal"/>
    </style:style>
    <style:style style:name="T19" style:family="text">
      <style:text-properties fo:font-variant="normal" fo:text-transform="none" fo:color="#000000" fo:letter-spacing="normal" fo:font-style="italic" fo:font-weight="normal" style:font-style-asian="italic" style:font-style-complex="italic"/>
    </style:style>
    <style:style style:name="T20" style:family="text">
      <style:text-properties fo:font-variant="normal" fo:text-transform="none" fo:color="#000000" fo:letter-spacing="normal" fo:font-style="italic" fo:font-weight="normal" style:font-name-asian="Arial,Italic" style:font-style-asian="italic" style:font-name-complex="Arial,Italic" style:font-style-complex="italic"/>
    </style:style>
    <style:style style:name="T21" style:family="text">
      <style:text-properties fo:font-variant="normal" fo:text-transform="none" fo:color="#000000" fo:letter-spacing="normal" fo:font-style="italic" fo:font-weight="normal" fo:background-color="transparent" style:font-style-asian="italic" style:font-weight-asian="normal" style:font-style-complex="italic" style:font-weight-complex="normal"/>
    </style:style>
    <style:style style:name="T22"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23" style:family="text">
      <style:text-properties fo:font-variant="normal" fo:text-transform="none" fo:color="#000000" style:text-line-through-style="none" fo:letter-spacing="normal" fo:font-style="normal" style:text-underline-style="none" fo:font-weight="normal" style:text-blinking="false" style:font-weight-asian="normal" style:font-weight-complex="normal"/>
    </style:style>
    <style:style style:name="T24" style:family="text">
      <style:text-properties fo:font-variant="normal" fo:text-transform="none" fo:color="#000000" style:text-line-through-style="none" fo:letter-spacing="normal" fo:font-style="italic" style:text-underline-style="none" fo:font-weight="normal" style:text-blinking="false" style:font-style-asian="italic" style:font-weight-asian="normal" style:font-style-complex="italic" style:font-weight-complex="normal"/>
    </style:style>
    <style:style style:name="T25" style:family="text">
      <style:text-properties fo:font-variant="normal" fo:text-transform="none" fo:color="#000000" style:font-name="Roboto1" fo:font-size="10.5pt" fo:letter-spacing="normal" fo:font-style="normal" fo:font-weight="normal" style:font-size-asian="12pt" style:font-weight-asian="normal" style:font-size-complex="12pt" style:font-weight-complex="normal"/>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normal" fo:font-weight="normal" style:font-weight-asian="normal" style:font-weight-complex="normal"/>
    </style:style>
    <style:style style:name="T29" style:family="text">
      <style:text-properties fo:font-variant="normal" fo:text-transform="none" fo:letter-spacing="normal" fo:font-style="normal" fo:font-weight="normal" fo:background-color="transparent" style:font-weight-asian="normal" style:font-weight-complex="normal"/>
    </style:style>
    <style:style style:name="T30" style:family="text">
      <style:text-properties fo:font-variant="normal" fo:text-transform="none" fo:letter-spacing="normal" fo:font-style="normal" fo:font-weight="normal" style:font-style-asian="italic" style:font-style-complex="italic"/>
    </style:style>
    <style:style style:name="T31" style:family="text">
      <style:text-properties fo:font-variant="normal" fo:text-transform="none" fo:letter-spacing="normal" fo:font-style="italic" fo:font-weight="normal" fo:background-color="transparent" style:font-style-asian="italic" style:font-weight-asian="normal" style:font-style-complex="italic" style:font-weight-complex="normal"/>
    </style:style>
    <style:style style:name="T32" style:family="text">
      <style:text-properties fo:font-variant="normal" fo:text-transform="none" fo:letter-spacing="normal" fo:font-style="italic" fo:font-weight="normal" style:font-style-asian="italic" style:font-style-complex="italic"/>
    </style:style>
    <style:style style:name="T33" style:family="text">
      <style:text-properties fo:font-variant="normal" fo:text-transform="none" fo:letter-spacing="normal" fo:font-style="italic" style:font-style-asian="italic" style:font-style-complex="italic"/>
    </style:style>
    <style:style style:name="T34" style:family="text">
      <style:text-properties fo:font-variant="normal" fo:text-transform="none" style:text-outline="false" style:text-line-through-style="none" fo:letter-spacing="normal" fo:font-style="normal" fo:text-shadow="none" style:text-underline-style="none" fo:font-weight="normal" style:letter-kerning="true" style:font-name-asian="" style:font-style-asian="normal" style:font-weight-asian="normal" style:font-name-complex="" style:font-style-complex="normal" style:font-weight-complex="normal" style:text-emphasize="none" style:text-overline-style="none" style:text-overline-color="font-color"/>
    </style:style>
    <style:style style:name="T35" style:family="text">
      <style:text-properties fo:font-variant="normal" fo:text-transform="none" style:text-outline="false" style:text-line-through-style="none" fo:letter-spacing="normal"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36" style:family="text">
      <style:text-properties fo:font-variant="normal" fo:text-transform="none" style:text-outline="false" style:text-line-through-style="none" fo:letter-spacing="normal" fo:font-style="italic" fo:text-shadow="none" style:text-underline-style="none" fo:font-weight="normal" style:letter-kerning="true" style:font-name-asian="" style:font-style-asian="normal" style:font-weight-asian="normal" style:font-name-complex="" style:font-style-complex="normal" style:font-weight-complex="normal" style:text-emphasize="none" style:text-overline-style="none" style:text-overline-color="font-color"/>
    </style:style>
    <style:style style:name="T37" style:family="text">
      <style:text-properties fo:font-variant="normal" fo:text-transform="none" style:text-outline="false" style:text-line-through-style="none" fo:letter-spacing="normal" fo:font-style="italic"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38" style:family="text">
      <style:text-properties fo:font-variant="normal" fo:text-transform="none" style:font-name="Times New Roman" fo:font-size="12pt" fo:letter-spacing="normal" fo:font-style="normal" fo:font-weight="normal" style:font-size-asian="12pt" style:font-size-complex="12pt"/>
    </style:style>
    <style:style style:name="T39" style:family="text">
      <style:text-properties fo:font-variant="normal" fo:text-transform="none" style:font-name="Times New Roman" fo:font-size="12pt" fo:letter-spacing="normal" fo:font-style="normal" style:text-underline-style="none" fo:background-color="#ffffff" style:font-size-asian="12pt" style:font-size-complex="12pt"/>
    </style:style>
    <style:style style:name="T40" style:family="text">
      <style:text-properties fo:font-variant="normal" fo:text-transform="none" style:font-name="Times New Roman" fo:font-size="12pt" fo:letter-spacing="normal" fo:font-style="italic" style:text-underline-style="none" fo:background-color="#ffffff" style:font-size-asian="12pt" style:font-style-asian="italic" style:font-size-complex="12pt" style:font-style-complex="italic"/>
    </style:style>
    <style:style style:name="T41" style:family="text">
      <style:text-properties fo:font-variant="normal" fo:text-transform="none" style:font-name="Times New Roman" fo:font-size="12pt" fo:letter-spacing="normal" fo:font-style="italic" style:text-underline-style="none" style:font-size-asian="12pt" style:font-style-asian="italic" style:font-size-complex="12pt" style:font-style-complex="italic"/>
    </style:style>
    <style:style style:name="T42"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43" style:family="text">
      <style:text-properties fo:font-variant="normal" fo:text-transform="none" fo:color="#111111" fo:letter-spacing="normal" fo:font-style="normal" fo:font-weight="normal" style:font-name-asian="" style:font-name-complex=""/>
    </style:style>
    <style:style style:name="T44" style:family="text">
      <style:text-properties fo:font-variant="normal" fo:text-transform="none" fo:color="#111111" fo:letter-spacing="normal" fo:font-style="italic" fo:font-weight="normal" style:font-name-asian="" style:font-style-asian="italic" style:font-name-complex="" style:font-style-complex="italic"/>
    </style:style>
    <style:style style:name="T45" style:family="text">
      <style:text-properties fo:font-variant="normal" fo:text-transform="none" fo:color="#222222" style:font-name="Times New Roman" fo:font-size="12pt" fo:letter-spacing="normal" fo:font-style="italic" fo:font-weight="normal" style:font-size-asian="12pt" style:font-style-asian="italic" style:font-size-complex="12pt" style:font-style-complex="italic"/>
    </style:style>
    <style:style style:name="T46" style:family="text">
      <style:text-properties fo:font-variant="normal" fo:text-transform="none" fo:color="#222222" style:font-name="Times New Roman" fo:font-size="12pt" fo:letter-spacing="normal" fo:font-style="normal" fo:font-weight="normal" style:font-size-asian="12pt" style:font-size-complex="12pt"/>
    </style:style>
    <style:style style:name="T47" style:family="text">
      <style:text-properties fo:font-variant="normal" fo:text-transform="none" fo:color="#222222" style:font-name="Times New Roman" fo:font-size="12pt" fo:letter-spacing="normal" fo:font-style="normal" fo:font-weight="normal" style:font-name-asian="" style:font-size-asian="12pt" style:font-weight-asian="normal" style:font-name-complex="" style:font-size-complex="12pt" style:font-weight-complex="normal"/>
    </style:style>
    <style:style style:name="T48" style:family="text">
      <style:text-properties fo:font-variant="normal" fo:text-transform="none" fo:color="#333333" style:text-outline="false" style:text-line-through-style="none" style:font-name="Times New Roman" fo:font-size="12pt" fo:letter-spacing="normal"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T49" style:family="text">
      <style:text-properties fo:font-variant="normal" fo:text-transform="none" fo:color="#333333" style:text-outline="false" style:text-line-through-style="none" style:font-name="Times New Roman" fo:font-size="12pt" fo:letter-spacing="normal" fo:font-style="italic" fo:text-shadow="none" style:text-underline-style="none" fo:font-weight="normal" style:letter-kerning="true" style:font-name-asian="" style:font-size-asian="12pt" style:font-style-asian="italic" style:font-weight-asian="normal" style:font-name-complex="" style:font-size-complex="12pt" style:font-style-complex="italic" style:font-weight-complex="normal" style:text-emphasize="none" style:text-overline-style="none" style:text-overline-color="font-color"/>
    </style:style>
    <style:style style:name="T50" style:family="text">
      <style:text-properties fo:font-variant="normal" fo:text-transform="none" fo:color="#333333" fo:letter-spacing="normal" fo:font-style="normal" fo:font-weight="normal" fo:background-color="transparent" style:font-weight-asian="normal" style:font-weight-complex="normal"/>
    </style:style>
    <style:style style:name="T51" style:family="text">
      <style:text-properties fo:font-variant="normal" fo:text-transform="none" fo:font-style="italic" style:font-style-asian="italic" style:font-style-complex="italic"/>
    </style:style>
    <style:style style:name="T52" style:family="text">
      <style:text-properties fo:font-variant="normal" fo:text-transform="none" fo:color="#3333ff" style:font-name="Times New Roman" fo:font-size="12pt" fo:letter-spacing="normal" fo:font-style="normal" fo:font-weight="normal" style:font-size-asian="12pt" style:font-size-complex="12pt"/>
    </style:style>
    <style:style style:name="T53" style:family="text">
      <style:text-properties fo:font-variant="normal" fo:text-transform="none" fo:color="#3333ff" fo:letter-spacing="normal" fo:font-style="normal" fo:font-weight="normal" fo:background-color="transparent" style:font-weight-asian="normal" style:font-weight-complex="normal"/>
    </style:style>
    <style:style style:name="T54" style:family="text">
      <style:text-properties fo:font-variant="normal" fo:text-transform="none" fo:color="#3333ff" style:text-outline="false" style:text-line-through-style="none" fo:letter-spacing="normal" fo:font-style="normal" fo:text-shadow="none" style:text-underline-style="solid" style:text-underline-width="auto" style:text-underline-color="font-color" style:letter-kerning="true" style:font-name-asian="Arial1" style:font-style-asian="normal" style:font-name-complex="Arial1" style:font-style-complex="normal" style:text-emphasize="none" style:text-overline-style="none" style:text-overline-color="font-color"/>
    </style:style>
    <style:style style:name="T55" style:family="text">
      <style:text-properties fo:font-variant="normal" fo:text-transform="none" style:font-name="dinweb" fo:font-size="15pt" fo:letter-spacing="normal" fo:font-style="italic" style:text-underline-style="solid" style:text-underline-width="auto" style:text-underline-color="font-color" fo:font-weight="bold" style:font-size-asian="15pt" style:font-style-asian="italic" style:font-size-complex="15pt" style:font-style-complex="italic"/>
    </style:style>
    <style:style style:name="T56" style:family="text">
      <style:text-properties fo:font-variant="normal" fo:text-transform="none" fo:font-size="15pt" fo:letter-spacing="normal" fo:font-style="italic" style:text-underline-style="solid" style:text-underline-width="auto" style:text-underline-color="font-color" fo:font-weight="normal" style:font-size-asian="15pt" style:font-style-asian="italic" style:font-size-complex="15pt" style:font-style-complex="italic"/>
    </style:style>
    <style:style style:name="T57" style:family="text">
      <style:text-properties fo:color="#000000" fo:font-weight="normal" style:font-weight-asian="normal" style:font-weight-complex="normal"/>
    </style:style>
    <style:style style:name="T58" style:family="text">
      <style:text-properties style:font-name="Times New Roman" fo:font-size="12pt" fo:font-style="italic" fo:font-weight="normal" style:font-name-asian="" style:font-size-asian="12pt" style:font-style-asian="italic" style:font-weight-asian="normal" style:font-name-complex="" style:font-size-complex="12pt" style:font-style-complex="italic" style:font-weight-complex="normal"/>
    </style:style>
    <style:style style:name="T59" style:family="text">
      <style:text-properties style:font-name="Times New Roman" fo:font-size="12pt" fo:font-weight="normal" style:font-name-asian="" style:font-size-asian="12pt" style:font-weight-asian="normal" style:font-name-complex="" style:font-size-complex="12pt" style:font-weight-complex="normal"/>
    </style:style>
    <style:style style:name="T60" style:family="text">
      <style:text-properties style:font-name="Times New Roman" fo:font-size="12pt" style:font-size-asian="12pt" style:font-size-complex="12pt"/>
    </style:style>
    <style:style style:name="T61" style:family="text">
      <style:text-properties style:font-name-asian="Arial1" style:font-name-complex="Arial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7">Transformation numérique – 6-700-15.A2018</text:span></text:p>
      <text:p text:style-name="P10"><text:span text:style-name="T27">Travail remis à : Camille Grange</text:span></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7"><text:span text:style-name="Strong_20_Emphasis"><text:span text:style-name="T55">Travail #1</text:span></text:span><text:span text:style-name="T56"> </text:span></text:p>
      <text:p text:style-name="P12"><text:span text:style-name="T33">La transformation numérique</text:span></text:p>
      <text:p text:style-name="P10"><text:span text:style-name="T30">Par </text:span></text:p>
      <text:p text:style-name="P10"><text:span text:style-name="T30">Francis Montpetit</text:span></text:p>
      <text:p text:style-name="P10"><text:span text:style-name="T27"/></text:p>
      <text:p text:style-name="P10"/>
      <text:p text:style-name="P10"/>
      <text:p text:style-name="P10"/>
      <text:p text:style-name="P10"><text:span text:style-name="T27"/></text:p>
      <text:p text:style-name="P10"><text:span text:style-name="T27">HEC Montréal</text:span></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Le 13 septembre 2018</text:span></text:p>
      <text:p text:style-name="P15"><text:span text:style-name="T27"><text:tab/>Dans le cadre de cette synthèse sur la transformation numérique, nous allons nous attarder à décrire et comprendre la nature même de ce concept, pour ensuite nous pencher sur les moteurs qui ont amené son existence et ainsi conclure avec les effets qu'elle provoque. Pour ce faire, nous allons nous appuyer sur les textes et extraits vidéos proposés et étudiés dans le cadre du cours pour alimenter notre réflexion. <text:s/></text:span></text:p>
      <text:p text:style-name="P6"><text:span text:style-name="T27"/></text:p>
      <text:p text:style-name="P4"><text:span text:style-name="T13"><text:tab/>Comme l'amène Kane (2015: 1), <text:s/>la nature de la transformation numérique ne porte pas simplement sur l'implémentation ou l'utilisation de la technologie. Conjointement avec la description proposée dans le cadre du cours (Grange, 2018a : 48), il faudrait plutôt la considérer comme un processus continu qui utilise la technologie en évolution constante comme un levier permettant le changement et le développement de nouveaux processus, produits ou modèles d'affaires. Ainsi, comme Didier Bonnet de Capgemi Consulting le mentionne (</text:span><text:span text:style-name="T23">Stevenson, Norman, Bonnet, McAfee et <text:s/>Fitzgerald, 2014</text:span><text:span text:style-name="T13">), la technologie ne devrait pas être un simple substitut à un de ces éléments : « </text:span><text:span text:style-name="T19">t</text:span><text:span text:style-name="T44">he technology doesn't really matter. [ …] What's really transformative is the way you actually put it together</text:span><text:span text:style-name="T43">. »  </text:span></text:p>
      <text:p text:style-name="P4"><text:span text:style-name="T14"/></text:p>
      <text:p text:style-name="P4"><text:span text:style-name="T13"><text:tab/>Plusieurs facteurs ont influencé la transformation numérique, mais nous pouvons mettre de l'avant trois concepts fondamentaux : la numérisation, la loi de Moore ainsi que l'effet de réseau. (</text:span><text:span text:style-name="T16">Fichman, Dos Santos et Zheng, </text:span><text:span text:style-name="T2">2014 : 332 ) </text:span><text:span text:style-name="T13">La numérisation « </text:span><text:span text:style-name="T15">refers to the practice of taking </text:span><text:span text:style-name="T20">processes</text:span><text:span text:style-name="T15">, </text:span><text:span text:style-name="T20">content </text:span><text:span text:style-name="T15">or </text:span><text:span text:style-name="T20">objects </text:span><text:span text:style-name="T15">that used to be primarily (or </text:span><text:span text:style-name="T61">entirely) physical or analog and transforming them to be primarily (or entirely) digital. » </text:span><text:span text:style-name="T15">(</text:span><text:span text:style-name="T2">Fichman et </text:span><text:span text:style-name="T3">al.</text:span><text:span text:style-name="T16">,</text:span><text:span text:style-name="T2"> 2014 : 333 ). La perte de son aspect physique amène avec soi plusieurs avantages. Entre autres, nous pouvons penser au gain de temps et de malléabilité dans un processus, à la reproductibilité à moindre coût d'un contenu telle qu'un vidéo ou une chanson ainsi qu'aux propriétés nouvelles associées à <text:s/>un objet tel qu'apporté par exemple dans le domaine de la domotique.</text:span><text:span text:style-name="T13">La loi de Moore est une théorie amenée par l'ingénieur Gordon Moore en 1965 selon laquelle le nombre de transistors par circuit doublerait chaque année (Brynjolfsson et </text:span><text:span text:style-name="T18">McAfee </text:span><text:span text:style-name="T13">, 2012 : 55). Aujourd'hui, cette théorie s'est étendue à un grand nombre d'éléments technologies tels, qu'entre autres, la capacité des disques durs et la consommation énergétique. Cette loi amène ainsi une accessibilité économique rapide et grandissante de composantes qui, il y a quelques années, auraient coûté une fortune en achat et en utilisation ou, comme Andrew McAfee (</text:span><text:span text:style-name="T23">Stevenson et </text:span><text:span text:style-name="T24">al.</text:span><text:span text:style-name="T23">, 2014</text:span><text:span text:style-name="T13">) du MIT Center for Digital Business commente simplement, « </text:span><text:span text:style-name="T19">Just making digital stuff better and cheaper</text:span><text:span text:style-name="T13">. » </text:span>Conséquemment à la loi de Moore, les technologies, ainsi que les processus et les modèles d'affaires qui en découlent, deviennent de plus en plus accessibles à de plus en plus de gens, ce <text:soft-page-break/>qui amène ce qu'on appelle l'effet de réseau. La valeur d'un réseau d'utilisateurs voit ainsi sa valeur augmenter avec le nombre d'utilisateurs individuels qui y adhère (<text:span text:style-name="T2">Fichman et </text:span><text:span text:style-name="T3">al.</text:span><text:span text:style-name="T2">, 2014 : 333 )</text:span><text:span text:style-name="T13">. <text:s/>Le nombre d'utilisateurs d'Internet, par exemple, a passé de 738 millions d'utilisateurs en 2000 à 3.2 milliards en 2015 (Grange, 2018b : 5). </text:span></text:p>
      <text:p text:style-name="P4"><text:span text:style-name="T13"/></text:p>
      <text:p text:style-name="P2"><text:span text:style-name="T9"><text:tab/>La transformation numérique apporte avec elle son lot d'effets. Nous allons donc nous attarder à la disruption ainsi la place que prennent aujourd'hui les applications en ligne à travers l’avènement de l'Internet. Il ne semble pas avoir de consensus sur la nature de la disruption. Certains la décrive comme un « </text:span><text:span text:style-name="T45">process whereby a smaller company with fewer resources is able to successfully challenge established incumbent businesses</text:span><text:span text:style-name="T46"> » (</text:span><text:span text:style-name="T10">Christensen, Raynor et McDonald </text:span><text:span text:style-name="T4">, 2015 ) tandis que d'autres la décrive plus simplement comme </text:span><text:span text:style-name="T48">« everything that is not gradual change. »</text:span><text:span text:style-name="T4"> (</text:span><text:span text:style-name="Emphasis"><text:span text:style-name="T48">Dru, 2015). Cependant, les définitions semblent s'entendre sur le fait qu'on vient ici « perturbe » un processus, un produit ou un modèle d'affaire déjà en place à travers un nouveau ou une altération numérique. Andreessen (2011 : 1) amène que «  </text:span></text:span><text:span text:style-name="Emphasis"><text:span text:style-name="T49">With the technology finally in place, and with more than two billion people now using broadband Internet, more </text:span></text:span><text:span text:style-name="T58">major businesses and industries are being run on software and delivered as online services […]</text:span><text:span text:style-name="T59">. » </text:span><text:span text:style-name="T47">On assiste donc à la transformation numérique de certains modèles d'entreprises, dans beaucoup de cas de manière disruptive. Un bon exemple est l'économie du partage, soit un modèle économique basé sur l'accès des biens à la demande qui repose sur l'échange de bien entre pairs, plutôt que des organisations. (</text:span><text:span text:style-name="T4">Grange, 2018b : 10</text:span><text:span text:style-name="T47">) Les entreprises qui adhèrent à ce type d'économie sont grandement appuyées par des applications en ligne permettant, grâce à l'effet de réseau, un développement logiciel à coûts accessibles et la numérisation de processus, de venir perturber les organisations offrant des services ou produits semblables. </text:span><text:span text:style-name="T60">Nous n'avons qu'a considérer l'impact qu'Airbnb a sur l'industrie de l'hôtel pour s'en rendre compte (</text:span><text:span text:style-name="Emphasis"><text:span text:style-name="T6">Zervas, Proserpio et Byers,</text:span></text:span><text:span text:style-name="T47"> 2014). <text:s/></text:span></text:p>
      <text:p text:style-name="P6"><text:span text:style-name="T27"/></text:p>
      <text:p text:style-name="P13"><text:span text:style-name="T38"><text:tab/>En somme, la transformation numérique peut être considérée comme un processus constant de changement ayant comme levier la technologie, et non simplement un changement purement technologique. Trois moteurs peuvent y être attribués : la numérisation, la loi de Moore ainsi que l'effet de réseau. Les transformations numériques apportées peuvent être disruptives et, grâce à la démocratisation et des coûts de développement plus accessibles, il est de plus en plus facile de venir bousculer l’</text:span><text:span text:style-name="T42">establishment </text:span><text:span text:style-name="T38">en place. </text:span><text:span text:style-name="T27">Avec l'avènement de l'intelligence artificielle et sa démocratisation, il serait intéressant d'étudier les innovations disruptives et les nouveau modèles d'affaires qui en résulteront. </text:span></text:p>
      <text:p text:style-name="P6"><text:span text:style-name="T27"/></text:p>
      <text:p text:style-name="P9"><text:soft-page-break/><text:span text:style-name="T27">BIBLIOGRAPHIE </text:span></text:p>
      <text:p text:style-name="P5"><text:span text:style-name="T27"/></text:p>
      <text:p text:style-name="P1"><text:span text:style-name="Emphasis"><text:span text:style-name="T5">Andreessen, Marc (2011, 20 août)</text:span></text:span><text:span text:style-name="Emphasis"><text:span text:style-name="T4">.</text:span></text:span><text:bookmark text:name="lateralSearch"/><text:a xlink:type="simple" xlink:href="https://proxy2.hec.ca:2379/pubidlinkhandler/sng/pubtitle/Wall+Street+Journal/$N/10482/DocView/884375460/fulltext/5E6C021186E94BB6PQ/1?accountid=11357" text:style-name="Internet_20_link" text:visited-style-name="Visited_20_Internet_20_Link"><text:span text:style-name="Strong_20_Emphasis"><text:span text:style-name="T7">Wall Street Journal</text:span></text:span></text:a><text:span text:style-name="Strong_20_Emphasis"><text:span text:style-name="T8">, Eastern edition</text:span></text:span><text:span text:style-name="Strong_20_Emphasis"><text:span text:style-name="T4">,</text:span></text:span><text:span text:style-name="Emphasis"><text:span text:style-name="T4"> C.2. </text:span></text:span></text:p>
      <text:p text:style-name="P1"><text:span text:style-name="Emphasis"><text:span text:style-name="T4"/></text:span></text:p>
      <text:p text:style-name="P1"><text:span text:style-name="T10">Brynjolfsson, Erik, et Andrew McAfee (2012). «Winning the Race With Ever-Smarter Machines» </text:span><text:span text:style-name="T12">,MIT Sloan Management Review</text:span><text:span text:style-name="T10"> , vol.53 , no 2, p. </text:span><text:span text:style-name="T25">53-60.</text:span><text:span text:style-name="T10"> </text:span></text:p>
      <text:p text:style-name="P8"><text:span text:style-name="T26"/></text:p>
      <text:p text:style-name="P5"><text:span text:style-name="T28">Christensen, Clayton M., Michael E. Raynor et Rory McDonald (2015) « What is Disruptive Innovation?</text:span><text:span text:style-name="T29"> » </text:span><text:span text:style-name="T31">Harvard Business Review</text:span><text:span text:style-name="T29">, Décembre 2015</text:span><text:span text:style-name="T50">, p.44-53. Récupéré sur </text:span><text:a xlink:type="simple" xlink:href="https://hbr.org/2015/12/what-is-disruptive-innovation" text:style-name="Internet_20_link" text:visited-style-name="Visited_20_Internet_20_Link"><text:span text:style-name="T53">https://hbr.org/2015/12/what-is-disruptive-innovation</text:span></text:a></text:p>
      <text:p text:style-name="P5"><text:span text:style-name="T53"/></text:p>
      <text:p text:style-name="P8"><text:span text:style-name="T35">Dru, Jean-Marie (2015, 17 décembre). « A Counterargument To Clayton Christensen's Definition Of True Disruption », </text:span><text:span text:style-name="T37">Forbes</text:span><text:span text:style-name="T35">, On Marketing. Récupéré de </text:span><text:a xlink:type="simple" xlink:href="https://www.forbes.com/sites/onmarketing/2015/12/17/a-counterargument-to-clayton-christensens-definition-of-true-disruption/#229464f559a5" text:style-name="Internet_20_link" text:visited-style-name="Visited_20_Internet_20_Link"><text:span text:style-name="T54">https://www.forbes.com/sites/onmarketing/2015/12/17/a-counterargument-to-clayton-christensens-definition-of-true-disruption/#229464f559a5</text:span></text:a></text:p>
      <text:p text:style-name="P8"><text:span text:style-name="T35"/></text:p>
      <text:p text:style-name="P3"><text:span text:style-name="T57">Fichman, Robert G., Brian L. Dos Santos, Zhiqiang (Eric) Zheng (2014) « </text:span><text:span text:style-name="T17">Digital Innovation as a Fundamental and Powerful Concept in the Information Systems Curriculum » </text:span><text:span text:style-name="T21">MIS Quartely</text:span><text:span text:style-name="T17">, vo</text:span><text:span text:style-name="T50">l.38, no 2, p.329-A15. <text:s/></text:span></text:p>
      <text:p text:style-name="P3"/>
      <text:p text:style-name="P16"><text:span text:style-name="T1">Grange, Camille (2018a). </text:span><text:span text:style-name="T51">6-700-15</text:span><text:span text:style-name="Emphasis"><text:span text:style-name="T51"> – Transformation numérique</text:span></text:span><text:span text:style-name="T1">, notes du cours 1 [présentation PowerPoint], HEC Montréal.</text:span></text:p>
      <text:p text:style-name="P16"><text:span text:style-name="T1"/></text:p>
      <text:p text:style-name="P16"><text:span text:style-name="T1">Grange, Camille (2018b). </text:span><text:span text:style-name="T51">6-700-15</text:span><text:span text:style-name="Emphasis"><text:span text:style-name="T51"> – Transformation numérique</text:span></text:span><text:span text:style-name="T1">, notes du cours 2 [présentation PowerPoint], HEC Montréal.</text:span></text:p>
      <text:p text:style-name="P8"/>
      <text:p text:style-name="P14"><text:span text:style-name="T39">Kane, Gerald. C., Doug Palmer, Anh Nguyen Philipps, David Kiron et Natasha Buckley (2015). « Strategy, Not Technology, Drives Digital Transformation », </text:span><text:span text:style-name="T40">MIT Sloan Management Review and Deloitte University Press.</text:span><text:span text:style-name="T41"> </text:span></text:p>
      <text:p text:style-name="P14"/>
      <text:p text:style-name="P17"><text:soft-page-break/><text:span text:style-name="T22">Stevenson, Kim, Mark Norman, Didier Bonnet, Andrew McAfee et Michael Fitzgerald</text:span><text:span text:style-name="T10"> <text:s/>(2014). </text:span><text:span text:style-name="Emphasis"><text:span text:style-name="T10">Big company restructuring </text:span></text:span><text:span text:style-name="T10">[enregistrement vidéo], </text:span><text:span text:style-name="T11">MIT</text:span><text:span text:style-name="T10">. Récupéré de </text:span><text:a xlink:type="simple" xlink:href="http://sloanreview.mit.edu/article/video-what-digital-transformation-means-for-business/" text:style-name="Internet_20_link" text:visited-style-name="Visited_20_Internet_20_Link"><text:span text:style-name="T52">http://sloanreview.mit.edu/article/video-what-digital-transformation-means-for-business/</text:span></text:a></text:p>
      <text:p text:style-name="P5"><text:span text:style-name="Emphasis"><text:span text:style-name="T48"/></text:span></text:p>
      <text:p text:style-name="P5"><text:span text:style-name="Emphasis"><text:span text:style-name="T34">Zervas, Georgios, Davide Proserpio et John W. Byers (2013). «The rise of the sharing economy: Estimating the impact of Airbnb on the hotel industry.»</text:span></text:span><text:span text:style-name="Emphasis"><text:span text:style-name="T36">, School of Management Research Paper.</text:span></text:span><text:span text:style-name="Emphasis"><text:span text:style-name="T34">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Verdana"/>
    <style:font-face style:name="Consolas" svg:font-family="Consolas, 'Courier New', monospace"/>
    <style:font-face style:name="Garamond" svg:font-family="Garamond, Baskerville, 'Times New Roman', serif"/>
    <style:font-face style:name="Georgia" svg:font-family="Georgia, Cambria, 'Times New Roman', Times, serif"/>
    <style:font-face style:name="Georgia1" svg:font-family="Georgia, serif"/>
    <style:font-face style:name="Helvetica" svg:font-family="Helvetica, Arial, sans-serif"/>
    <style:font-face style:name="Open Sans" svg:font-family="'Open Sans'"/>
    <style:font-face style:name="OpenSymbol" svg:font-family="OpenSymbol"/>
    <style:font-face style:name="Roboto" svg:font-family="Roboto, Arial, sans-serif"/>
    <style:font-face style:name="Roboto1" svg:font-family="Roboto, Helvetica, Arial, sans-serif"/>
    <style:font-face style:name="Rokkitt" svg:font-family="Rokkitt"/>
    <style:font-face style:name="dineng" svg:font-family="dineng, arial, sans-serif"/>
    <style:font-face style:name="dinweb" svg:font-family="dinweb, sans-serif"/>
    <style:font-face style:name="" svg:font-family=""/>
    <style:font-face style:name="Arial1" svg:font-family="Arial" style:font-family-generic="swiss"/>
    <style:font-face style:name="Arial,Italic" svg:font-family="'Arial,Italic'" style:font-family-generic="swiss"/>
    <style:font-face style:name="CMR12" svg:font-family="CMR12" style:font-family-generic="swiss"/>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radigm_7e_LT_7e_Gliederung_20_1" style:display-name="paradigm~LT~Gliederung 1" style:family="paragraph">
      <style:paragraph-properties fo:margin-left="0cm" fo:margin-right="0cm" fo:margin-top="0cm" fo:margin-bottom="0.499cm" style:line-height-at-least="0.353cm" fo:text-align="start" style:justify-single-word="false" fo:text-indent="0cm" style:auto-text-indent="false" style:text-autospace="none" style:writing-mode="lr-tb"/>
      <style:text-properties fo:color="#000000" style:text-outline="false" style:text-line-through-style="none"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paradigm_7e_LT_7e_Gliederung_20_2" style:display-name="paradigm~LT~Gliederung 2" style:family="paragraph" style:parent-style-name="paradigm_7e_LT_7e_Gliederung_20_1">
      <style:paragraph-properties fo:margin-top="0cm" fo:margin-bottom="0.4cm"/>
    </style:style>
    <style:style style:name="paradigm_7e_LT_7e_Gliederung_20_3" style:display-name="paradigm~LT~Gliederung 3" style:family="paragraph" style:parent-style-name="paradigm_7e_LT_7e_Gliederung_20_2">
      <style:paragraph-properties fo:margin-top="0cm" fo:margin-bottom="0.3cm"/>
    </style:style>
    <style:style style:name="paradigm_7e_LT_7e_Gliederung_20_4" style:display-name="paradigm~LT~Gliederung 4" style:family="paragraph" style:parent-style-name="paradigm_7e_LT_7e_Gliederung_20_3">
      <style:paragraph-properties fo:margin-top="0cm" fo:margin-bottom="0.199cm"/>
    </style:style>
    <style:style style:name="paradigm_7e_LT_7e_Gliederung_20_5" style:display-name="paradigm~LT~Gliederung 5" style:family="paragraph" style:parent-style-name="paradigm_7e_LT_7e_Gliederung_20_4">
      <style:paragraph-properties fo:margin-top="0cm" fo:margin-bottom="0.101cm"/>
      <style:text-properties fo:font-size="20pt" style:font-size-asian="20pt" style:font-size-complex="20pt"/>
    </style:style>
    <style:style style:name="paradigm_7e_LT_7e_Gliederung_20_6" style:display-name="paradigm~LT~Gliederung 6" style:family="paragraph" style:parent-style-name="paradigm_7e_LT_7e_Gliederung_20_5"/>
    <style:style style:name="paradigm_7e_LT_7e_Gliederung_20_7" style:display-name="paradigm~LT~Gliederung 7" style:family="paragraph" style:parent-style-name="paradigm_7e_LT_7e_Gliederung_20_6"/>
    <style:style style:name="paradigm_7e_LT_7e_Gliederung_20_8" style:display-name="paradigm~LT~Gliederung 8" style:family="paragraph" style:parent-style-name="paradigm_7e_LT_7e_Gliederung_20_7"/>
    <style:style style:name="paradigm_7e_LT_7e_Gliederung_20_9" style:display-name="paradigm~LT~Gliederung 9" style:family="paragraph" style:parent-style-name="paradigm_7e_LT_7e_Gliederung_20_8"/>
    <style:style style:name="paradigm_7e_LT_7e_Titel" style:display-name="paradigm~LT~Titel" style:family="paragraph">
      <style:paragraph-properties fo:margin-left="0cm" fo:margin-right="0cm" style:line-height-at-least="0.353cm" fo:text-align="start" style:justify-single-word="false" fo:text-indent="0cm" style:auto-text-indent="false" style:text-autospace="none" style:writing-mode="lr-tb"/>
      <style:text-properties fo:color="#000000" style:text-outline="false" style:text-line-through-style="none"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paradigm_7e_LT_7e_Untertitel" style:display-name="paradigm~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aradigm_7e_LT_7e_Notizen" style:display-name="paradigm~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aradigm_7e_LT_7e_Hintergrundobjekte" style:display-name="paradigm~LT~Hintergrundobjekte" style:family="paragraph">
      <style:paragraph-properties style:text-autospace="none"/>
      <style:text-properties style:letter-kerning="true"/>
    </style:style>
    <style:style style:name="paradigm_7e_LT_7e_Hintergrund" style:display-name="paradigm~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style:line-height-at-least="0.353cm" fo:text-align="start" style:justify-single-word="false" fo:text-indent="0cm" style:auto-text-indent="false" style:text-autospace="none" style:writing-mode="lr-tb"/>
      <style:text-properties fo:color="#000000" style:text-outline="false" style:text-line-through-style="none"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style:line-height-at-least="0.353cm" fo:text-align="start" style:justify-single-word="false" fo:text-indent="0cm" style:auto-text-indent="false" style:text-autospace="none" style:writing-mode="lr-tb"/>
      <style:text-properties fo:color="#000000" style:text-outline="false" style:text-line-through-style="none"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style>
    <style:style style:name="Plan_20_3" style:display-name="Plan 3" style:family="paragraph" style:parent-style-name="Plan_20_2">
      <style:paragraph-properties fo:margin-top="0cm" fo:margin-bottom="0.3cm"/>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text-properties fo:font-size="20pt" style:font-size-asian="20pt" style:font-size-complex="20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WW-Titre1" style:family="paragraph">
      <style:paragraph-properties fo:margin-left="0cm" fo:margin-right="0cm" style:line-height-at-least="0.353cm" fo:text-align="start" style:justify-single-word="false" fo:text-indent="0cm" style:auto-text-indent="false" style:text-autospace="none" style:writing-mode="lr-tb"/>
      <style:text-properties fo:color="#000000" style:text-outline="false" style:text-line-through-style="none"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WW-Titre12" style:family="paragraph">
      <style:paragraph-properties fo:margin-left="0cm" fo:margin-right="0cm" style:line-height-at-least="0.353cm" fo:text-align="start" style:justify-single-word="false" fo:text-indent="0cm" style:auto-text-indent="false" style:text-autospace="none" style:writing-mode="lr-tb"/>
      <style:text-properties fo:color="#000000" style:text-outline="false" style:text-line-through-style="none"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WW-Titre123" style:family="paragraph">
      <style:paragraph-properties fo:margin-left="0cm" fo:margin-right="0cm" style:line-height-at-least="0.353cm" fo:text-align="start" style:justify-single-word="false" fo:text-indent="0cm" style:auto-text-indent="false" style:text-autospace="none" style:writing-mode="lr-tb"/>
      <style:text-properties fo:color="#000000" style:text-outline="false" style:text-line-through-style="none"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WW-Titre1234" style:family="paragraph">
      <style:paragraph-properties fo:margin-left="0cm" fo:margin-right="0cm" style:line-height-at-least="0.353cm" fo:text-align="start" style:justify-single-word="false" fo:text-indent="0cm" style:auto-text-indent="false" style:text-autospace="none" style:writing-mode="lr-tb"/>
      <style:text-properties fo:color="#000000" style:text-outline="false" style:text-line-through-style="none"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3"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Montpetit</meta:initial-creator>
    <meta:creation-date>2018-09-12T18:06:15.77</meta:creation-date>
    <dc:date>2018-09-13T00:09:22.25</dc:date>
    <dc:creator>Francis Montpetit</dc:creator>
    <meta:editing-duration>PT6H3M3S</meta:editing-duration>
    <meta:editing-cycles>9</meta:editing-cycles>
    <meta:generator>OpenOffice/4.1.2$Win32 OpenOffice.org_project/412m3$Build-9782</meta:generator>
    <meta:document-statistic meta:table-count="0" meta:image-count="0" meta:object-count="0" meta:page-count="5" meta:paragraph-count="24" meta:word-count="1148" meta:character-count="7742"/>
  </office:meta>
</office:document-meta>
</file>